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Pictures/2000000D000000DD000000DD60E35BA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DD000000DD60E35BA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DD000000DD60E35BA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DD000000DD60E35BA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98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126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4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142in" svg:height="2.7854in" svg:x="10.4476in" svg:y="0.0228in">
            <draw:object draw:notify-on-update-of-ranges="Sheet1.B1:Sheet1.B1 Sheet1.B2:Sheet1.B6 Sheet1.F1:Sheet1.F1 Sheet1.F2:Sheet1.F6 Sheet1.B1:Sheet1.B1 Sheet1.B2:Sheet1.B6 Sheet1.G1:Sheet1.G1 Sheet1.G2:Sheet1.G6 Sheet1.B1:Sheet1.B1 Sheet1.B2:Sheet1.B6 Sheet1.H1:Sheet1.H1 Sheet1.H2:Sheet1.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933in" svg:height="2.6854in" svg:x="10.4248in" svg:y="2.9543in">
            <draw:object draw:notify-on-update-of-ranges="Sheet1.B9:Sheet1.B9 Sheet1.B10:Sheet1.B14 Sheet1.F9:Sheet1.F9 Sheet1.F10:Sheet1.F14 Sheet1.B9:Sheet1.B9 Sheet1.B10:Sheet1.B14 Sheet1.G9:Sheet1.G9 Sheet1.G10:Sheet1.G14 Sheet1.B9:Sheet1.B9 Sheet1.B10:Sheet1.B14 Sheet1.H9:Sheet1.H9 Sheet1.H10:Sheet1.H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4165in" svg:height="3.1906in" svg:x="0in" svg:y="5.3882in">
            <draw:object draw:notify-on-update-of-ranges="Sheet1.B17:Sheet1.B17 Sheet1.B18:Sheet1.B22 Sheet1.F17:Sheet1.F17 Sheet1.F18:Sheet1.F22 Sheet1.B17:Sheet1.B17 Sheet1.B18:Sheet1.B22 Sheet1.G17:Sheet1.G17 Sheet1.G18:Sheet1.G22 Sheet1.B17:Sheet1.B17 Sheet1.B18:Sheet1.B22 Sheet1.H17:Sheet1.H17 Sheet1.H18:Sheet1.H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3406in" svg:height="3.2228in" svg:x="5.4177in" svg:y="5.4094in">
            <draw:object draw:notify-on-update-of-ranges="Sheet1.B25:Sheet1.B25 Sheet1.B26:Sheet1.B30 Sheet1.F25:Sheet1.F25 Sheet1.F26:Sheet1.F30 Sheet1.B25:Sheet1.B25 Sheet1.B26:Sheet1.B30 Sheet1.G25:Sheet1.G25 Sheet1.G26:Sheet1.G30 Sheet1.B25:Sheet1.B25 Sheet1.B26:Sheet1.B30 Sheet1.H25:Sheet1.H25 Sheet1.H26:Sheet1.H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6">
            <text:p>Pent &amp; classical</text:p>
          </table:table-cell>
          <table:table-cell table:style-name="ce4" office:value-type="string" calcext:value-type="string">
            <text:p>number of process</text:p>
          </table:table-cell>
          <table:table-cell table:style-name="ce4" office:value-type="string" calcext:value-type="string">
            <text:p>Initialization time</text:p>
          </table:table-cell>
          <table:table-cell table:style-name="ce4" office:value-type="string" calcext:value-type="string">
            <text:p>Computation Time</text:p>
          </table:table-cell>
          <table:table-cell table:style-name="ce4" office:value-type="string" calcext:value-type="string">
            <text:p>Finalization time</text:p>
          </table:table-cell>
          <table:table-cell table:style-name="ce4" office:value-type="string" calcext:value-type="string">
            <text:p>Initialization speedup</text:p>
          </table:table-cell>
          <table:table-cell table:style-name="ce4" office:value-type="string" calcext:value-type="string">
            <text:p>Computation speedup</text:p>
          </table:table-cell>
          <table:table-cell table:style-name="ce4" office:value-type="string" calcext:value-type="string">
            <text:p>Finalization speedup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464225" calcext:value-type="float">
            <text:p>464225</text:p>
          </table:table-cell>
          <table:table-cell table:style-name="ce6" office:value-type="float" office:value="12555937" calcext:value-type="float">
            <text:p>12555937</text:p>
          </table:table-cell>
          <table:table-cell table:style-name="ce6" office:value-type="float" office:value="439133" calcext:value-type="float">
            <text:p>439133</text:p>
          </table:table-cell>
          <table:table-cell table:style-name="ce2" table:formula="of:=[.C$2]/[.C2]" office:value-type="float" office:value="1" calcext:value-type="float">
            <text:p>1</text:p>
          </table:table-cell>
          <table:table-cell table:style-name="ce2" table:formula="of:=[.D$2]/[.D2]" office:value-type="float" office:value="1" calcext:value-type="float">
            <text:p>1</text:p>
          </table:table-cell>
          <table:table-cell table:style-name="ce2" table:formula="of:=[.E$2]/[.E2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float" office:value="2" calcext:value-type="float">
            <text:p>2</text:p>
          </table:table-cell>
          <table:table-cell table:style-name="ce6" office:value-type="float" office:value="172770" calcext:value-type="float">
            <text:p>172770</text:p>
          </table:table-cell>
          <table:table-cell table:style-name="ce6" office:value-type="float" office:value="35055614" calcext:value-type="float">
            <text:p>35055614</text:p>
          </table:table-cell>
          <table:table-cell table:style-name="ce6" office:value-type="float" office:value="436893" calcext:value-type="float">
            <text:p>436893</text:p>
          </table:table-cell>
          <table:table-cell table:style-name="ce2" table:formula="of:=[.C$2]/[.C3]" office:value-type="float" office:value="2.68695375354518" calcext:value-type="float">
            <text:p>2.6869537535</text:p>
          </table:table-cell>
          <table:table-cell table:style-name="ce2" table:formula="of:=[.D$2]/[.D3]" office:value-type="float" office:value="0.358171932176113" calcext:value-type="float">
            <text:p>0.3581719322</text:p>
          </table:table-cell>
          <table:table-cell table:style-name="ce2" table:formula="of:=[.E$2]/[.E3]" office:value-type="float" office:value="1.00512711350376" calcext:value-type="float">
            <text:p>1.0051271135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float" office:value="4" calcext:value-type="float">
            <text:p>4</text:p>
          </table:table-cell>
          <table:table-cell table:style-name="ce6" office:value-type="float" office:value="199519" calcext:value-type="float">
            <text:p>199519</text:p>
          </table:table-cell>
          <table:table-cell table:style-name="ce6" office:value-type="float" office:value="24929282" calcext:value-type="float">
            <text:p>24929282</text:p>
          </table:table-cell>
          <table:table-cell table:style-name="ce6" office:value-type="float" office:value="425164" calcext:value-type="float">
            <text:p>425164</text:p>
          </table:table-cell>
          <table:table-cell table:style-name="ce2" table:formula="of:=[.C$2]/[.C4]" office:value-type="float" office:value="2.32672076343606" calcext:value-type="float">
            <text:p>2.3267207634</text:p>
          </table:table-cell>
          <table:table-cell table:style-name="ce2" table:formula="of:=[.D$2]/[.D4]" office:value-type="float" office:value="0.503662199336507" calcext:value-type="float">
            <text:p>0.5036621993</text:p>
          </table:table-cell>
          <table:table-cell table:style-name="ce2" table:formula="of:=[.E$2]/[.E4]" office:value-type="float" office:value="1.03285555691451" calcext:value-type="float">
            <text:p>1.0328555569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float" office:value="6" calcext:value-type="float">
            <text:p>6</text:p>
          </table:table-cell>
          <table:table-cell table:style-name="ce6" office:value-type="float" office:value="195873" calcext:value-type="float">
            <text:p>195873</text:p>
          </table:table-cell>
          <table:table-cell table:style-name="ce6" office:value-type="float" office:value="17507752" calcext:value-type="float">
            <text:p>17507752</text:p>
          </table:table-cell>
          <table:table-cell table:style-name="ce6" office:value-type="float" office:value="426612" calcext:value-type="float">
            <text:p>426612</text:p>
          </table:table-cell>
          <table:table-cell table:style-name="ce2" table:formula="of:=[.C$2]/[.C5]" office:value-type="float" office:value="2.37003058103976" calcext:value-type="float">
            <text:p>2.370030581</text:p>
          </table:table-cell>
          <table:table-cell table:style-name="ce2" table:formula="of:=[.D$2]/[.D5]" office:value-type="float" office:value="0.717164430933223" calcext:value-type="float">
            <text:p>0.7171644309</text:p>
          </table:table-cell>
          <table:table-cell table:style-name="ce2" table:formula="of:=[.E$2]/[.E5]" office:value-type="float" office:value="1.02934985420007" calcext:value-type="float">
            <text:p>1.0293498542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float" office:value="8" calcext:value-type="float">
            <text:p>8</text:p>
          </table:table-cell>
          <table:table-cell table:style-name="ce6" office:value-type="float" office:value="122625" calcext:value-type="float">
            <text:p>122625</text:p>
          </table:table-cell>
          <table:table-cell table:style-name="ce6" office:value-type="float" office:value="13172348" calcext:value-type="float">
            <text:p>13172348</text:p>
          </table:table-cell>
          <table:table-cell table:style-name="ce6" office:value-type="float" office:value="429034" calcext:value-type="float">
            <text:p>429034</text:p>
          </table:table-cell>
          <table:table-cell table:style-name="ce2" table:formula="of:=[.C$2]/[.C6]" office:value-type="float" office:value="3.78572884811417" calcext:value-type="float">
            <text:p>3.7857288481</text:p>
          </table:table-cell>
          <table:table-cell table:style-name="ce2" table:formula="of:=[.D$2]/[.D6]" office:value-type="float" office:value="0.953204166789399" calcext:value-type="float">
            <text:p>0.9532041668</text:p>
          </table:table-cell>
          <table:table-cell table:style-name="ce2" table:formula="of:=[.E$2]/[.E6]" office:value-type="float" office:value="1.02353892698481" calcext:value-type="float">
            <text:p>1.02353892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6">
            <text:p>pent &amp; metis(dual)</text:p>
          </table:table-cell>
          <table:table-cell table:style-name="ce4" office:value-type="string" calcext:value-type="string">
            <text:p>number of process</text:p>
          </table:table-cell>
          <table:table-cell table:style-name="ce4" office:value-type="string" calcext:value-type="string">
            <text:p>Initialization time</text:p>
          </table:table-cell>
          <table:table-cell table:style-name="ce4" office:value-type="string" calcext:value-type="string">
            <text:p>Computation Time</text:p>
          </table:table-cell>
          <table:table-cell table:style-name="ce4" office:value-type="string" calcext:value-type="string">
            <text:p>Finalization time</text:p>
          </table:table-cell>
          <table:table-cell table:style-name="ce4" office:value-type="string" calcext:value-type="string">
            <text:p>Initialization speedup</text:p>
          </table:table-cell>
          <table:table-cell table:style-name="ce4" office:value-type="string" calcext:value-type="string">
            <text:p>Computation speedup</text:p>
          </table:table-cell>
          <table:table-cell table:style-name="ce4" office:value-type="string" calcext:value-type="string">
            <text:p>Finalization speedup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1" calcext:value-type="float">
            <text:p>1</text:p>
          </table:table-cell>
          <table:table-cell table:style-name="ce6" office:value-type="float" office:value="464225" calcext:value-type="float">
            <text:p>464225</text:p>
          </table:table-cell>
          <table:table-cell table:style-name="ce6" office:value-type="float" office:value="12555937" calcext:value-type="float">
            <text:p>12555937</text:p>
          </table:table-cell>
          <table:table-cell table:style-name="ce6" office:value-type="float" office:value="439133" calcext:value-type="float">
            <text:p>439133</text:p>
          </table:table-cell>
          <table:table-cell table:style-name="ce2" table:formula="of:=[.C$10]/[.C10]" office:value-type="float" office:value="1" calcext:value-type="float">
            <text:p>1</text:p>
          </table:table-cell>
          <table:table-cell table:style-name="ce2" table:formula="of:=[.D$10]/[.D10]" office:value-type="float" office:value="1" calcext:value-type="float">
            <text:p>1</text:p>
          </table:table-cell>
          <table:table-cell table:style-name="ce2" table:formula="of:=[.E$10]/[.E10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2" calcext:value-type="float">
            <text:p>2</text:p>
          </table:table-cell>
          <table:table-cell table:style-name="ce6" office:value-type="float" office:value="529496" calcext:value-type="float">
            <text:p>529496</text:p>
          </table:table-cell>
          <table:table-cell table:style-name="ce6" office:value-type="float" office:value="5989950" calcext:value-type="float">
            <text:p>5989950</text:p>
          </table:table-cell>
          <table:table-cell table:style-name="ce6" office:value-type="float" office:value="428839" calcext:value-type="float">
            <text:p>428839</text:p>
          </table:table-cell>
          <table:table-cell table:style-name="ce2" table:formula="of:=[.C$10]/[.C11]" office:value-type="float" office:value="0.876729946968438" calcext:value-type="float">
            <text:p>0.876729947</text:p>
          </table:table-cell>
          <table:table-cell table:style-name="ce2" table:formula="of:=[.D$10]/[.D11]" office:value-type="float" office:value="2.09616724680507" calcext:value-type="float">
            <text:p>2.0961672468</text:p>
          </table:table-cell>
          <table:table-cell table:style-name="ce2" table:formula="of:=[.E$10]/[.E11]" office:value-type="float" office:value="1.02400434661959" calcext:value-type="float">
            <text:p>1.0240043466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4" calcext:value-type="float">
            <text:p>4</text:p>
          </table:table-cell>
          <table:table-cell table:style-name="ce6" office:value-type="float" office:value="641226" calcext:value-type="float">
            <text:p>641226</text:p>
          </table:table-cell>
          <table:table-cell table:style-name="ce6" office:value-type="float" office:value="3076811" calcext:value-type="float">
            <text:p>3076811</text:p>
          </table:table-cell>
          <table:table-cell table:style-name="ce6" office:value-type="float" office:value="432434" calcext:value-type="float">
            <text:p>432434</text:p>
          </table:table-cell>
          <table:table-cell table:style-name="ce2" table:formula="of:=[.C$10]/[.C12]" office:value-type="float" office:value="0.723964717587871" calcext:value-type="float">
            <text:p>0.7239647176</text:p>
          </table:table-cell>
          <table:table-cell table:style-name="ce2" table:formula="of:=[.D$10]/[.D12]" office:value-type="float" office:value="4.08082816916606" calcext:value-type="float">
            <text:p>4.0808281692</text:p>
          </table:table-cell>
          <table:table-cell table:style-name="ce2" table:formula="of:=[.E$10]/[.E12]" office:value-type="float" office:value="1.01549138134374" calcext:value-type="float">
            <text:p>1.0154913813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6" calcext:value-type="float">
            <text:p>6</text:p>
          </table:table-cell>
          <table:table-cell table:style-name="ce6" office:value-type="float" office:value="696745" calcext:value-type="float">
            <text:p>696745</text:p>
          </table:table-cell>
          <table:table-cell table:style-name="ce6" office:value-type="float" office:value="2154684" calcext:value-type="float">
            <text:p>2154684</text:p>
          </table:table-cell>
          <table:table-cell table:style-name="ce6" office:value-type="float" office:value="429214" calcext:value-type="float">
            <text:p>429214</text:p>
          </table:table-cell>
          <table:table-cell table:style-name="ce2" table:formula="of:=[.C$10]/[.C13]" office:value-type="float" office:value="0.666276758354922" calcext:value-type="float">
            <text:p>0.6662767584</text:p>
          </table:table-cell>
          <table:table-cell table:style-name="ce2" table:formula="of:=[.D$10]/[.D13]" office:value-type="float" office:value="5.8272753684531" calcext:value-type="float">
            <text:p>5.8272753685</text:p>
          </table:table-cell>
          <table:table-cell table:style-name="ce2" table:formula="of:=[.E$10]/[.E13]" office:value-type="float" office:value="1.02310968421347" calcext:value-type="float">
            <text:p>1.0231096842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8" calcext:value-type="float">
            <text:p>8</text:p>
          </table:table-cell>
          <table:table-cell table:style-name="ce6" office:value-type="float" office:value="671246" calcext:value-type="float">
            <text:p>671246</text:p>
          </table:table-cell>
          <table:table-cell table:style-name="ce6" office:value-type="float" office:value="1643408" calcext:value-type="float">
            <text:p>1643408</text:p>
          </table:table-cell>
          <table:table-cell table:style-name="ce6" office:value-type="float" office:value="429960" calcext:value-type="float">
            <text:p>429960</text:p>
          </table:table-cell>
          <table:table-cell table:style-name="ce2" table:formula="of:=[.C$10]/[.C14]" office:value-type="float" office:value="0.691586988972746" calcext:value-type="float">
            <text:p>0.691586989</text:p>
          </table:table-cell>
          <table:table-cell table:style-name="ce2" table:formula="of:=[.D$10]/[.D14]" office:value-type="float" office:value="7.64018247446769" calcext:value-type="float">
            <text:p>7.6401824745</text:p>
          </table:table-cell>
          <table:table-cell table:style-name="ce2" table:formula="of:=[.E$10]/[.E14]" office:value-type="float" office:value="1.02133454274816" calcext:value-type="float">
            <text:p>1.021334542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6">
            <text:p>cojack &amp; classical</text:p>
          </table:table-cell>
          <table:table-cell table:style-name="ce4" office:value-type="string" calcext:value-type="string">
            <text:p>number of process</text:p>
          </table:table-cell>
          <table:table-cell table:style-name="ce4" office:value-type="string" calcext:value-type="string">
            <text:p>Initialization time</text:p>
          </table:table-cell>
          <table:table-cell table:style-name="ce4" office:value-type="string" calcext:value-type="string">
            <text:p>Computation Time</text:p>
          </table:table-cell>
          <table:table-cell table:style-name="ce4" office:value-type="string" calcext:value-type="string">
            <text:p>Finalization time</text:p>
          </table:table-cell>
          <table:table-cell table:style-name="ce4" office:value-type="string" calcext:value-type="string">
            <text:p>Initialization speedup</text:p>
          </table:table-cell>
          <table:table-cell table:style-name="ce4" office:value-type="string" calcext:value-type="string">
            <text:p>Computation speedup</text:p>
          </table:table-cell>
          <table:table-cell table:style-name="ce4" office:value-type="string" calcext:value-type="string">
            <text:p>Finalization speedup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1" calcext:value-type="float">
            <text:p>1</text:p>
          </table:table-cell>
          <table:table-cell table:style-name="ce6" office:value-type="float" office:value="1036513" calcext:value-type="float">
            <text:p>1036513</text:p>
          </table:table-cell>
          <table:table-cell table:style-name="ce6" office:value-type="float" office:value="57732980" calcext:value-type="float">
            <text:p>57732980</text:p>
          </table:table-cell>
          <table:table-cell table:style-name="ce6" office:value-type="float" office:value="1328864" calcext:value-type="float">
            <text:p>1328864</text:p>
          </table:table-cell>
          <table:table-cell table:style-name="ce2" table:formula="of:=[.C$18]/[.C18]" office:value-type="float" office:value="1" calcext:value-type="float">
            <text:p>1</text:p>
          </table:table-cell>
          <table:table-cell table:style-name="ce2" table:formula="of:=[.D$18]/[.D18]" office:value-type="float" office:value="1" calcext:value-type="float">
            <text:p>1</text:p>
          </table:table-cell>
          <table:table-cell table:style-name="ce2" table:formula="of:=[.E$18]/[.E18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2" calcext:value-type="float">
            <text:p>2</text:p>
          </table:table-cell>
          <table:table-cell table:style-name="ce6" office:value-type="float" office:value="538627" calcext:value-type="float">
            <text:p>538627</text:p>
          </table:table-cell>
          <table:table-cell table:style-name="ce6" office:value-type="float" office:value="152712809" calcext:value-type="float">
            <text:p>152712809</text:p>
          </table:table-cell>
          <table:table-cell table:style-name="ce6" office:value-type="float" office:value="1379048" calcext:value-type="float">
            <text:p>1379048</text:p>
          </table:table-cell>
          <table:table-cell table:style-name="ce2" table:formula="of:=[.C$18]/[.C19]" office:value-type="float" office:value="1.92436138552282" calcext:value-type="float">
            <text:p>1.9243613855</text:p>
          </table:table-cell>
          <table:table-cell table:style-name="ce2" table:formula="of:=[.D$18]/[.D19]" office:value-type="float" office:value="0.378049361923531" calcext:value-type="float">
            <text:p>0.3780493619</text:p>
          </table:table-cell>
          <table:table-cell table:style-name="ce2" table:formula="of:=[.E$18]/[.E19]" office:value-type="float" office:value="0.963609678560862" calcext:value-type="float">
            <text:p>0.9636096786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4" calcext:value-type="float">
            <text:p>4</text:p>
          </table:table-cell>
          <table:table-cell table:style-name="ce6" office:value-type="float" office:value="563048" calcext:value-type="float">
            <text:p>563048</text:p>
          </table:table-cell>
          <table:table-cell table:style-name="ce6" office:value-type="float" office:value="120148889" calcext:value-type="float">
            <text:p>120148889</text:p>
          </table:table-cell>
          <table:table-cell table:style-name="ce6" office:value-type="float" office:value="1313062" calcext:value-type="float">
            <text:p>1313062</text:p>
          </table:table-cell>
          <table:table-cell table:style-name="ce2" table:formula="of:=[.C$18]/[.C20]" office:value-type="float" office:value="1.84089633565877" calcext:value-type="float">
            <text:p>1.8408963357</text:p>
          </table:table-cell>
          <table:table-cell table:style-name="ce2" table:formula="of:=[.D$18]/[.D20]" office:value-type="float" office:value="0.480511975437409" calcext:value-type="float">
            <text:p>0.4805119754</text:p>
          </table:table-cell>
          <table:table-cell table:style-name="ce2" table:formula="of:=[.E$18]/[.E20]" office:value-type="float" office:value="1.01203446600389" calcext:value-type="float">
            <text:p>1.012034466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6" calcext:value-type="float">
            <text:p>6</text:p>
          </table:table-cell>
          <table:table-cell table:style-name="ce6" office:value-type="float" office:value="431265" calcext:value-type="float">
            <text:p>431265</text:p>
          </table:table-cell>
          <table:table-cell table:style-name="ce6" office:value-type="float" office:value="84645780" calcext:value-type="float">
            <text:p>84645780</text:p>
          </table:table-cell>
          <table:table-cell table:style-name="ce6" office:value-type="float" office:value="1315126" calcext:value-type="float">
            <text:p>1315126</text:p>
          </table:table-cell>
          <table:table-cell table:style-name="ce2" table:formula="of:=[.C$18]/[.C21]" office:value-type="float" office:value="2.40342480841246" calcext:value-type="float">
            <text:p>2.4034248084</text:p>
          </table:table-cell>
          <table:table-cell table:style-name="ce2" table:formula="of:=[.D$18]/[.D21]" office:value-type="float" office:value="0.682053848402129" calcext:value-type="float">
            <text:p>0.6820538484</text:p>
          </table:table-cell>
          <table:table-cell table:style-name="ce2" table:formula="of:=[.E$18]/[.E21]" office:value-type="float" office:value="1.01044614736535" calcext:value-type="float">
            <text:p>1.0104461474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8" calcext:value-type="float">
            <text:p>8</text:p>
          </table:table-cell>
          <table:table-cell table:style-name="ce6" office:value-type="float" office:value="393633" calcext:value-type="float">
            <text:p>393633</text:p>
          </table:table-cell>
          <table:table-cell table:style-name="ce6" office:value-type="float" office:value="62810940" calcext:value-type="float">
            <text:p>62810940</text:p>
          </table:table-cell>
          <table:table-cell table:style-name="ce6" office:value-type="float" office:value="1319332" calcext:value-type="float">
            <text:p>1319332</text:p>
          </table:table-cell>
          <table:table-cell table:style-name="ce2" table:formula="of:=[.C$18]/[.C22]" office:value-type="float" office:value="2.6331964037568" calcext:value-type="float">
            <text:p>2.6331964038</text:p>
          </table:table-cell>
          <table:table-cell table:style-name="ce2" table:formula="of:=[.D$18]/[.D22]" office:value-type="float" office:value="0.919154847865674" calcext:value-type="float">
            <text:p>0.9191548479</text:p>
          </table:table-cell>
          <table:table-cell table:style-name="ce2" table:formula="of:=[.E$18]/[.E22]" office:value-type="float" office:value="1.00722486834246" calcext:value-type="float">
            <text:p>1.007224868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6">
            <text:p>cojack &amp; metis(dual)</text:p>
          </table:table-cell>
          <table:table-cell table:style-name="ce4" office:value-type="string" calcext:value-type="string">
            <text:p>number of process</text:p>
          </table:table-cell>
          <table:table-cell table:style-name="ce4" office:value-type="string" calcext:value-type="string">
            <text:p>Initialization time</text:p>
          </table:table-cell>
          <table:table-cell table:style-name="ce4" office:value-type="string" calcext:value-type="string">
            <text:p>Computation Time</text:p>
          </table:table-cell>
          <table:table-cell table:style-name="ce4" office:value-type="string" calcext:value-type="string">
            <text:p>Finalization time</text:p>
          </table:table-cell>
          <table:table-cell table:style-name="ce4" office:value-type="string" calcext:value-type="string">
            <text:p>Initialization speedup</text:p>
          </table:table-cell>
          <table:table-cell table:style-name="ce4" office:value-type="string" calcext:value-type="string">
            <text:p>Computation speedup</text:p>
          </table:table-cell>
          <table:table-cell table:style-name="ce4" office:value-type="string" calcext:value-type="string">
            <text:p>Finalization speedup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1" calcext:value-type="float">
            <text:p>1</text:p>
          </table:table-cell>
          <table:table-cell table:style-name="ce6" office:value-type="float" office:value="1036513" calcext:value-type="float">
            <text:p>1036513</text:p>
          </table:table-cell>
          <table:table-cell table:style-name="ce6" office:value-type="float" office:value="57732980" calcext:value-type="float">
            <text:p>57732980</text:p>
          </table:table-cell>
          <table:table-cell table:style-name="ce6" office:value-type="float" office:value="1328864" calcext:value-type="float">
            <text:p>1328864</text:p>
          </table:table-cell>
          <table:table-cell table:style-name="ce2" table:formula="of:=[.C$26]/[.C26]" office:value-type="float" office:value="1" calcext:value-type="float">
            <text:p>1</text:p>
          </table:table-cell>
          <table:table-cell table:style-name="ce2" table:formula="of:=[.D$26]/[.D26]" office:value-type="float" office:value="1" calcext:value-type="float">
            <text:p>1</text:p>
          </table:table-cell>
          <table:table-cell table:style-name="ce2" table:formula="of:=[.E$26]/[.E26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2" calcext:value-type="float">
            <text:p>2</text:p>
          </table:table-cell>
          <table:table-cell table:style-name="ce6" office:value-type="float" office:value="1886220" calcext:value-type="float">
            <text:p>1886220</text:p>
          </table:table-cell>
          <table:table-cell table:style-name="ce6" office:value-type="float" office:value="25309527" calcext:value-type="float">
            <text:p>25309527</text:p>
          </table:table-cell>
          <table:table-cell table:style-name="ce6" office:value-type="float" office:value="1316831" calcext:value-type="float">
            <text:p>1316831</text:p>
          </table:table-cell>
          <table:table-cell table:style-name="ce2" table:formula="of:=[.C$26]/[.C27]" office:value-type="float" office:value="0.549518613947472" calcext:value-type="float">
            <text:p>0.5495186139</text:p>
          </table:table-cell>
          <table:table-cell table:style-name="ce2" table:formula="of:=[.D$26]/[.D27]" office:value-type="float" office:value="2.28107700313799" calcext:value-type="float">
            <text:p>2.2810770031</text:p>
          </table:table-cell>
          <table:table-cell table:style-name="ce2" table:formula="of:=[.E$26]/[.E27]" office:value-type="float" office:value="1.00913784684595" calcext:value-type="float">
            <text:p>1.0091378468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4" calcext:value-type="float">
            <text:p>4</text:p>
          </table:table-cell>
          <table:table-cell table:style-name="ce6" office:value-type="float" office:value="2194948" calcext:value-type="float">
            <text:p>2194948</text:p>
          </table:table-cell>
          <table:table-cell table:style-name="ce6" office:value-type="float" office:value="15918263" calcext:value-type="float">
            <text:p>15918263</text:p>
          </table:table-cell>
          <table:table-cell table:style-name="ce6" office:value-type="float" office:value="1326241" calcext:value-type="float">
            <text:p>1326241</text:p>
          </table:table-cell>
          <table:table-cell table:style-name="ce2" table:formula="of:=[.C$26]/[.C28]" office:value-type="float" office:value="0.472226676896218" calcext:value-type="float">
            <text:p>0.4722266769</text:p>
          </table:table-cell>
          <table:table-cell table:style-name="ce2" table:formula="of:=[.D$26]/[.D28]" office:value-type="float" office:value="3.62683918465224" calcext:value-type="float">
            <text:p>3.6268391847</text:p>
          </table:table-cell>
          <table:table-cell table:style-name="ce2" table:formula="of:=[.E$26]/[.E28]" office:value-type="float" office:value="1.00197777025443" calcext:value-type="float">
            <text:p>1.0019777703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6" calcext:value-type="float">
            <text:p>6</text:p>
          </table:table-cell>
          <table:table-cell table:style-name="ce6" office:value-type="float" office:value="2291952" calcext:value-type="float">
            <text:p>2291952</text:p>
          </table:table-cell>
          <table:table-cell table:style-name="ce6" office:value-type="float" office:value="9358440" calcext:value-type="float">
            <text:p>9358440</text:p>
          </table:table-cell>
          <table:table-cell table:style-name="ce6" office:value-type="float" office:value="1321792" calcext:value-type="float">
            <text:p>1321792</text:p>
          </table:table-cell>
          <table:table-cell table:style-name="ce2" table:formula="of:=[.C$26]/[.C29]" office:value-type="float" office:value="0.452240273792819" calcext:value-type="float">
            <text:p>0.4522402738</text:p>
          </table:table-cell>
          <table:table-cell table:style-name="ce2" table:formula="of:=[.D$26]/[.D29]" office:value-type="float" office:value="6.16908159906993" calcext:value-type="float">
            <text:p>6.1690815991</text:p>
          </table:table-cell>
          <table:table-cell table:style-name="ce2" table:formula="of:=[.E$26]/[.E29]" office:value-type="float" office:value="1.0053503123033" calcext:value-type="float">
            <text:p>1.0053503123</text:p>
          </table:table-cell>
          <table:table-cell table:number-columns-repeated="1016"/>
        </table:table-row>
        <table:table-row table:style-name="ro2">
          <table:covered-table-cell table:style-name="Default"/>
          <table:table-cell table:style-name="ce5" office:value-type="float" office:value="8" calcext:value-type="float">
            <text:p>8</text:p>
          </table:table-cell>
          <table:table-cell table:style-name="ce6" office:value-type="float" office:value="2323136" calcext:value-type="float">
            <text:p>2323136</text:p>
          </table:table-cell>
          <table:table-cell table:style-name="ce6" office:value-type="float" office:value="7023533" calcext:value-type="float">
            <text:p>7023533</text:p>
          </table:table-cell>
          <table:table-cell table:style-name="ce6" office:value-type="float" office:value="1330749" calcext:value-type="float">
            <text:p>1330749</text:p>
          </table:table-cell>
          <table:table-cell table:style-name="ce2" table:formula="of:=[.C$26]/[.C30]" office:value-type="float" office:value="0.446169746411747" calcext:value-type="float">
            <text:p>0.4461697464</text:p>
          </table:table-cell>
          <table:table-cell table:style-name="ce2" table:formula="of:=[.D$26]/[.D30]" office:value-type="float" office:value="8.21993432649921" calcext:value-type="float">
            <text:p>8.2199343265</text:p>
          </table:table-cell>
          <table:table-cell table:style-name="ce2" table:formula="of:=[.E$26]/[.E30]" office:value-type="float" office:value="0.998583504477554" calcext:value-type="float">
            <text:p>0.9985835045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03:59:14.795975000</meta:creation-date>
    <dc:date>2013-12-20T04:55:36.778354000</dc:date>
    <meta:editing-duration>PT39M28S</meta:editing-duration>
    <meta:editing-cycles>5</meta:editing-cycles>
    <meta:generator>LibreOffice/4.1.3.2$MacOSX_x86 LibreOffice_project/70feb7d99726f064edab4605a8ab840c50ec57a</meta:generator>
    <meta:document-statistic meta:table-count="1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D000000DD60E35BAE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99cm" svg:height="7.076cm" xlink:href=".." xlink:type="simple" chart:class="chart:scatter" chart:style-name="ch1">
        <chart:title svg:x="2.36cm" svg:y="0.599cm" chart:style-name="ch2">
          <text:p>pent_classic_speedup</text:p>
        </chart:title>
        <chart:legend chart:legend-position="end" svg:x="8.698cm" svg:y="2.735cm" style:legend-expansion="high" chart:style-name="ch3"/>
        <chart:plot-area chart:style-name="ch4" table:cell-range-address="Sheet1.B1:Sheet1.B6 Sheet1.F1:Sheet1.H6" chart:data-source-has-labels="row" svg:x="1.273cm" svg:y="1.492cm" svg:width="6.887cm" svg:height="4.469cm">
          <chartooo:coordinate-region svg:x="1.715cm" svg:y="1.693cm" svg:width="6.349cm" svg:height="3.617cm"/>
          <chart:axis chart:dimension="x" chart:name="primary-x" chart:style-name="ch5">
            <chart:title svg:x="3.79cm" svg:y="6.103cm" chart:style-name="ch6">
              <text:p># of process</text:p>
            </chart:title>
          </chart:axis>
          <chart:axis chart:dimension="y" chart:name="primary-y" chart:style-name="ch5">
            <chart:title svg:x="0.451cm" svg:y="4.423cm" chart:style-name="ch7">
              <text:p>Speedup</text:p>
            </chart:title>
            <chart:grid chart:style-name="ch8" chart:class="major"/>
          </chart:axis>
          <chart:series chart:style-name="ch9" chart:values-cell-range-address="Sheet1.F2:Sheet1.F6" chart:label-cell-address="Sheet1.F1:Sheet1.F1" chart:class="chart:scatter">
            <chart:domain table:cell-range-address="Sheet1.B2:Sheet1.B6"/>
            <chart:data-point chart:repeated="5"/>
          </chart:series>
          <chart:series chart:style-name="ch10" chart:values-cell-range-address="Sheet1.G2:Sheet1.G6" chart:label-cell-address="Sheet1.G1:Sheet1.G1" chart:class="chart:scatter">
            <chart:data-point chart:repeated="5"/>
          </chart:series>
          <chart:series chart:style-name="ch11" chart:values-cell-range-address="Sheet1.H2:Sheet1.H6" chart:label-cell-address="Sheet1.H1:Sheet1.H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itialization speedup</text:p>
                <draw:g>
                  <svg:desc>Sheet1.F1:Sheet1.F1</svg:desc>
                </draw:g>
              </table:table-cell>
              <table:table-cell office:value-type="string">
                <text:p>Computation speedup</text:p>
                <draw:g>
                  <svg:desc>Sheet1.G1:Sheet1.G1</svg:desc>
                </draw:g>
              </table:table-cell>
              <table:table-cell office:value-type="string">
                <text:p>Finalization 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">
                <text:p>1</text:p>
                <draw:g>
                  <svg:desc>Sheet1.G2:Sheet1.G6</svg:desc>
                </draw:g>
              </table:table-cell>
              <table:table-cell office:value-type="float" office:value="1">
                <text:p>1</text:p>
                <draw:g>
                  <svg:desc>Sheet1.H2:Sheet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68695375354518">
                <text:p>2.68695375354518</text:p>
              </table:table-cell>
              <table:table-cell office:value-type="float" office:value="0.358171932176113">
                <text:p>0.358171932176113</text:p>
              </table:table-cell>
              <table:table-cell office:value-type="float" office:value="1.00512711350376">
                <text:p>1.00512711350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2672076343606">
                <text:p>2.32672076343606</text:p>
              </table:table-cell>
              <table:table-cell office:value-type="float" office:value="0.503662199336507">
                <text:p>0.503662199336507</text:p>
              </table:table-cell>
              <table:table-cell office:value-type="float" office:value="1.03285555691451">
                <text:p>1.03285555691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003058103976">
                <text:p>2.37003058103976</text:p>
              </table:table-cell>
              <table:table-cell office:value-type="float" office:value="0.717164430933223">
                <text:p>0.717164430933223</text:p>
              </table:table-cell>
              <table:table-cell office:value-type="float" office:value="1.02934985420007">
                <text:p>1.0293498542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78572884811417">
                <text:p>3.78572884811417</text:p>
              </table:table-cell>
              <table:table-cell office:value-type="float" office:value="0.953204166789399">
                <text:p>0.953204166789399</text:p>
              </table:table-cell>
              <table:table-cell office:value-type="float" office:value="1.02353892698481">
                <text:p>1.02353892698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D000000DD60E35BAE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6cm" svg:height="6.822cm" xlink:href=".." xlink:type="simple" chart:class="chart:scatter" chart:style-name="ch1">
        <chart:title svg:x="2.704cm" svg:y="0.458cm" chart:style-name="ch2">
          <text:p>pent_mdual_speedup</text:p>
        </chart:title>
        <chart:legend chart:legend-position="end" svg:x="8.645cm" svg:y="2.608cm" style:legend-expansion="high" chart:style-name="ch3"/>
        <chart:plot-area chart:style-name="ch4" table:cell-range-address="Sheet1.B9:Sheet1.B14 Sheet1.F9:Sheet1.H14" chart:data-source-has-labels="row" svg:x="1.272cm" svg:y="1.472cm" svg:width="6.837cm" svg:height="4.24cm">
          <chartooo:coordinate-region svg:x="1.924cm" svg:y="1.673cm" svg:width="6.088cm" svg:height="3.388cm"/>
          <chart:axis chart:dimension="x" chart:name="primary-x" chart:style-name="ch5">
            <chart:title svg:x="3.764cm" svg:y="5.849cm" chart:style-name="ch6">
              <text:p># of process</text:p>
            </chart:title>
          </chart:axis>
          <chart:axis chart:dimension="y" chart:name="primary-y" chart:style-name="ch5">
            <chart:title svg:x="0.451cm" svg:y="4.289cm" chart:style-name="ch7">
              <text:p>Speedup</text:p>
            </chart:title>
            <chart:grid chart:style-name="ch8" chart:class="major"/>
          </chart:axis>
          <chart:series chart:style-name="ch9" chart:values-cell-range-address="Sheet1.F10:Sheet1.F14" chart:label-cell-address="Sheet1.F9:Sheet1.F9" chart:class="chart:scatter">
            <chart:domain table:cell-range-address="Sheet1.B10:Sheet1.B14"/>
            <chart:data-point chart:repeated="5"/>
          </chart:series>
          <chart:series chart:style-name="ch10" chart:values-cell-range-address="Sheet1.G10:Sheet1.G14" chart:label-cell-address="Sheet1.G9:Sheet1.G9" chart:class="chart:scatter">
            <chart:data-point chart:repeated="5"/>
          </chart:series>
          <chart:series chart:style-name="ch11" chart:values-cell-range-address="Sheet1.H10:Sheet1.H14" chart:label-cell-address="Sheet1.H9:Sheet1.H9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itialization speedup</text:p>
                <draw:g>
                  <svg:desc>Sheet1.F9:Sheet1.F9</svg:desc>
                </draw:g>
              </table:table-cell>
              <table:table-cell office:value-type="string">
                <text:p>Computation speedup</text:p>
                <draw:g>
                  <svg:desc>Sheet1.G9:Sheet1.G9</svg:desc>
                </draw:g>
              </table:table-cell>
              <table:table-cell office:value-type="string">
                <text:p>Finalization speedup</text:p>
                <draw:g>
                  <svg:desc>Sheet1.H9:Sheet1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B14</svg:desc>
                </draw:g>
              </table:table-cell>
              <table:table-cell office:value-type="float" office:value="1">
                <text:p>1</text:p>
                <draw:g>
                  <svg:desc>Sheet1.F10:Sheet1.F14</svg:desc>
                </draw:g>
              </table:table-cell>
              <table:table-cell office:value-type="float" office:value="1">
                <text:p>1</text:p>
                <draw:g>
                  <svg:desc>Sheet1.G10:Sheet1.G14</svg:desc>
                </draw:g>
              </table:table-cell>
              <table:table-cell office:value-type="float" office:value="1">
                <text:p>1</text:p>
                <draw:g>
                  <svg:desc>Sheet1.H10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6729946968438">
                <text:p>0.876729946968438</text:p>
              </table:table-cell>
              <table:table-cell office:value-type="float" office:value="2.09616724680507">
                <text:p>2.09616724680507</text:p>
              </table:table-cell>
              <table:table-cell office:value-type="float" office:value="1.02400434661959">
                <text:p>1.02400434661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23964717587871">
                <text:p>0.723964717587871</text:p>
              </table:table-cell>
              <table:table-cell office:value-type="float" office:value="4.08082816916606">
                <text:p>4.08082816916606</text:p>
              </table:table-cell>
              <table:table-cell office:value-type="float" office:value="1.01549138134374">
                <text:p>1.01549138134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66276758354922">
                <text:p>0.666276758354922</text:p>
              </table:table-cell>
              <table:table-cell office:value-type="float" office:value="5.8272753684531">
                <text:p>5.8272753684531</text:p>
              </table:table-cell>
              <table:table-cell office:value-type="float" office:value="1.02310968421347">
                <text:p>1.0231096842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91586988972746">
                <text:p>0.691586988972746</text:p>
              </table:table-cell>
              <table:table-cell office:value-type="float" office:value="7.64018247446769">
                <text:p>7.64018247446769</text:p>
              </table:table-cell>
              <table:table-cell office:value-type="float" office:value="1.02133454274816">
                <text:p>1.021334542748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D000000DD60E35BAE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59cm" svg:height="8.105cm" xlink:href=".." xlink:type="simple" chart:class="chart:scatter" chart:style-name="ch1">
        <chart:title svg:x="2.618cm" svg:y="0.646cm" chart:style-name="ch2">
          <text:p>cojack_classic_speedup</text:p>
        </chart:title>
        <chart:legend chart:legend-position="end" svg:x="8.958cm" svg:y="3.249cm" style:legend-expansion="high" chart:style-name="ch3"/>
        <chart:plot-area chart:style-name="ch4" table:cell-range-address="Sheet1.B17:Sheet1.B22 Sheet1.F17:Sheet1.H22" chart:data-source-has-labels="row" svg:x="1.279cm" svg:y="1.576cm" svg:width="7.129cm" svg:height="5.393cm">
          <chartooo:coordinate-region svg:x="2.027cm" svg:y="1.777cm" svg:width="6.284cm" svg:height="4.541cm"/>
          <chart:axis chart:dimension="x" chart:name="primary-x" chart:style-name="ch5">
            <chart:title svg:x="3.917cm" svg:y="7.132cm" chart:style-name="ch6">
              <text:p># of process</text:p>
            </chart:title>
          </chart:axis>
          <chart:axis chart:dimension="y" chart:name="primary-y" chart:style-name="ch5">
            <chart:title svg:x="0.451cm" svg:y="4.969cm" chart:style-name="ch7">
              <text:p>Speedup</text:p>
            </chart:title>
            <chart:grid chart:style-name="ch8" chart:class="major"/>
          </chart:axis>
          <chart:series chart:style-name="ch9" chart:values-cell-range-address="Sheet1.F18:Sheet1.F22" chart:label-cell-address="Sheet1.F17:Sheet1.F17" chart:class="chart:scatter">
            <chart:domain table:cell-range-address="Sheet1.B18:Sheet1.B22"/>
            <chart:data-point chart:repeated="5"/>
          </chart:series>
          <chart:series chart:style-name="ch10" chart:values-cell-range-address="Sheet1.G18:Sheet1.G22" chart:label-cell-address="Sheet1.G17:Sheet1.G17" chart:class="chart:scatter">
            <chart:data-point chart:repeated="5"/>
          </chart:series>
          <chart:series chart:style-name="ch11" chart:values-cell-range-address="Sheet1.H18:Sheet1.H22" chart:label-cell-address="Sheet1.H17:Sheet1.H17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itialization speedup</text:p>
                <draw:g>
                  <svg:desc>Sheet1.F17:Sheet1.F17</svg:desc>
                </draw:g>
              </table:table-cell>
              <table:table-cell office:value-type="string">
                <text:p>Computation speedup</text:p>
                <draw:g>
                  <svg:desc>Sheet1.G17:Sheet1.G17</svg:desc>
                </draw:g>
              </table:table-cell>
              <table:table-cell office:value-type="string">
                <text:p>Finalization speedup</text:p>
                <draw:g>
                  <svg:desc>Sheet1.H17:Sheet1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8:Sheet1.B22</svg:desc>
                </draw:g>
              </table:table-cell>
              <table:table-cell office:value-type="float" office:value="1">
                <text:p>1</text:p>
                <draw:g>
                  <svg:desc>Sheet1.F18:Sheet1.F22</svg:desc>
                </draw:g>
              </table:table-cell>
              <table:table-cell office:value-type="float" office:value="1">
                <text:p>1</text:p>
                <draw:g>
                  <svg:desc>Sheet1.G18:Sheet1.G22</svg:desc>
                </draw:g>
              </table:table-cell>
              <table:table-cell office:value-type="float" office:value="1">
                <text:p>1</text:p>
                <draw:g>
                  <svg:desc>Sheet1.H18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436138552282">
                <text:p>1.92436138552282</text:p>
              </table:table-cell>
              <table:table-cell office:value-type="float" office:value="0.378049361923531">
                <text:p>0.378049361923531</text:p>
              </table:table-cell>
              <table:table-cell office:value-type="float" office:value="0.963609678560862">
                <text:p>0.963609678560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4089633565877">
                <text:p>1.84089633565877</text:p>
              </table:table-cell>
              <table:table-cell office:value-type="float" office:value="0.480511975437409">
                <text:p>0.480511975437409</text:p>
              </table:table-cell>
              <table:table-cell office:value-type="float" office:value="1.01203446600389">
                <text:p>1.01203446600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40342480841246">
                <text:p>2.40342480841246</text:p>
              </table:table-cell>
              <table:table-cell office:value-type="float" office:value="0.682053848402129">
                <text:p>0.682053848402129</text:p>
              </table:table-cell>
              <table:table-cell office:value-type="float" office:value="1.01044614736535">
                <text:p>1.01044614736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331964037568">
                <text:p>2.6331964037568</text:p>
              </table:table-cell>
              <table:table-cell office:value-type="float" office:value="0.919154847865674">
                <text:p>0.919154847865674</text:p>
              </table:table-cell>
              <table:table-cell office:value-type="float" office:value="1.00722486834246">
                <text:p>1.00722486834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D000000DD60E35BAE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66cm" svg:height="8.187cm" xlink:href=".." xlink:type="simple" chart:class="chart:scatter" chart:style-name="ch1">
        <chart:title svg:x="2.555cm" svg:y="0.569cm" chart:style-name="ch2">
          <text:p>cojack_mdual_speedup</text:p>
        </chart:title>
        <chart:legend chart:legend-position="end" svg:x="8.765cm" svg:y="3.29cm" style:legend-expansion="high" chart:style-name="ch3"/>
        <chart:plot-area chart:style-name="ch4" table:cell-range-address="Sheet1.B25:Sheet1.B30 Sheet1.F25:Sheet1.H30" chart:data-source-has-labels="row" svg:x="1.275cm" svg:y="1.58cm" svg:width="6.948cm" svg:height="5.47cm">
          <chartooo:coordinate-region svg:x="1.717cm" svg:y="1.781cm" svg:width="6.409cm" svg:height="4.618cm"/>
          <chart:axis chart:dimension="x" chart:name="primary-x" chart:style-name="ch5">
            <chart:title svg:x="3.823cm" svg:y="7.214cm" chart:style-name="ch6">
              <text:p># of process</text:p>
            </chart:title>
          </chart:axis>
          <chart:axis chart:dimension="y" chart:name="primary-y" chart:style-name="ch5">
            <chart:title svg:x="0.451cm" svg:y="5.012cm" chart:style-name="ch7">
              <text:p>Speedup</text:p>
            </chart:title>
            <chart:grid chart:style-name="ch8" chart:class="major"/>
          </chart:axis>
          <chart:series chart:style-name="ch9" chart:values-cell-range-address="Sheet1.F26:Sheet1.F30" chart:label-cell-address="Sheet1.F25:Sheet1.F25" chart:class="chart:scatter">
            <chart:domain table:cell-range-address="Sheet1.B26:Sheet1.B30"/>
            <chart:data-point chart:repeated="5"/>
          </chart:series>
          <chart:series chart:style-name="ch10" chart:values-cell-range-address="Sheet1.G26:Sheet1.G30" chart:label-cell-address="Sheet1.G25:Sheet1.G25" chart:class="chart:scatter">
            <chart:data-point chart:repeated="5"/>
          </chart:series>
          <chart:series chart:style-name="ch11" chart:values-cell-range-address="Sheet1.H26:Sheet1.H30" chart:label-cell-address="Sheet1.H25:Sheet1.H2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itialization speedup</text:p>
                <draw:g>
                  <svg:desc>Sheet1.F25:Sheet1.F25</svg:desc>
                </draw:g>
              </table:table-cell>
              <table:table-cell office:value-type="string">
                <text:p>Computation speedup</text:p>
                <draw:g>
                  <svg:desc>Sheet1.G25:Sheet1.G25</svg:desc>
                </draw:g>
              </table:table-cell>
              <table:table-cell office:value-type="string">
                <text:p>Finalization speedup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6:Sheet1.B30</svg:desc>
                </draw:g>
              </table:table-cell>
              <table:table-cell office:value-type="float" office:value="1">
                <text:p>1</text:p>
                <draw:g>
                  <svg:desc>Sheet1.F26:Sheet1.F30</svg:desc>
                </draw:g>
              </table:table-cell>
              <table:table-cell office:value-type="float" office:value="1">
                <text:p>1</text:p>
                <draw:g>
                  <svg:desc>Sheet1.G26:Sheet1.G30</svg:desc>
                </draw:g>
              </table:table-cell>
              <table:table-cell office:value-type="float" office:value="1">
                <text:p>1</text:p>
                <draw:g>
                  <svg:desc>Sheet1.H26:Sheet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9518613947472">
                <text:p>0.549518613947472</text:p>
              </table:table-cell>
              <table:table-cell office:value-type="float" office:value="2.28107700313799">
                <text:p>2.28107700313799</text:p>
              </table:table-cell>
              <table:table-cell office:value-type="float" office:value="1.00913784684595">
                <text:p>1.0091378468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72226676896218">
                <text:p>0.472226676896218</text:p>
              </table:table-cell>
              <table:table-cell office:value-type="float" office:value="3.62683918465224">
                <text:p>3.62683918465224</text:p>
              </table:table-cell>
              <table:table-cell office:value-type="float" office:value="1.00197777025443">
                <text:p>1.0019777702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52240273792819">
                <text:p>0.452240273792819</text:p>
              </table:table-cell>
              <table:table-cell office:value-type="float" office:value="6.16908159906993">
                <text:p>6.16908159906993</text:p>
              </table:table-cell>
              <table:table-cell office:value-type="float" office:value="1.0053503123033">
                <text:p>1.0053503123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46169746411747">
                <text:p>0.446169746411747</text:p>
              </table:table-cell>
              <table:table-cell office:value-type="float" office:value="8.21993432649921">
                <text:p>8.21993432649921</text:p>
              </table:table-cell>
              <table:table-cell office:value-type="float" office:value="0.998583504477554">
                <text:p>0.9985835044775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